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B" style:family="table-column">
      <style:table-column-properties style:column-width="8.79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5.398cm"/>
    </style:style>
    <style:style style:name="Table2.B" style:family="table-column">
      <style:table-column-properties style:column-width="12.1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8.705cm"/>
    </style:style>
    <style:style style:name="Table3.B" style:family="table-column">
      <style:table-column-properties style:column-width="8.8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5.9cm"/>
    </style:style>
    <style:style style:name="Table4.B" style:family="table-column">
      <style:table-column-properties style:column-width="11.6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0.609cm"/>
    </style:style>
    <style:style style:name="Table5.B" style:family="table-column">
      <style:table-column-properties style:column-width="8.996cm"/>
    </style:style>
    <style:style style:name="Table5.C" style:family="table-column">
      <style:table-column-properties style:column-width="7.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8.022cm"/>
    </style:style>
    <style:style style:name="Table1.C" style:family="table-column">
      <style:table-column-properties style:column-width="5.8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5.503cm"/>
    </style:style>
    <style:style style:name="Table7.B" style:family="table-column">
      <style:table-column-properties style:column-width="12.091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11.218cm"/>
    </style:style>
    <style:style style:name="Table8.C" style:family="table-column">
      <style:table-column-properties style:column-width="3.88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5cm" fo:margin-left="0cm" table:align="left"/>
    </style:style>
    <style:style style:name="Table9.A" style:family="table-column">
      <style:table-column-properties style:column-width="5.609cm"/>
    </style:style>
    <style:style style:name="Table9.B" style:family="table-column">
      <style:table-column-properties style:column-width="11.98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5cm" fo:margin-left="0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89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5cm" fo:margin-left="0cm" table:align="left"/>
    </style:style>
    <style:style style:name="Table11.A" style:family="table-column">
      <style:table-column-properties style:column-width="8.387cm"/>
    </style:style>
    <style:style style:name="Table11.B" style:family="table-column">
      <style:table-column-properties style:column-width="9.208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5cm" fo:margin-left="0cm" table:align="left"/>
    </style:style>
    <style:style style:name="Table12.A" style:family="table-column">
      <style:table-column-properties style:column-width="8.387cm"/>
    </style:style>
    <style:style style:name="Table12.B" style:family="table-column">
      <style:table-column-properties style:column-width="9.208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8.795cm" style:rel-column-width="32767*"/>
    </style:style>
    <style:style style:name="Table13.B" style:family="table-column">
      <style:table-column-properties style:column-width="8.79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c37a" officeooo:paragraph-rsid="0000c37a"/>
    </style:style>
    <style:style style:name="P2" style:family="paragraph" style:parent-style-name="Standard">
      <style:text-properties officeooo:rsid="0001f152" officeooo:paragraph-rsid="0001f152"/>
    </style:style>
    <style:style style:name="P3" style:family="paragraph" style:parent-style-name="Standard">
      <style:text-properties officeooo:rsid="0001f152" officeooo:paragraph-rsid="000383db"/>
    </style:style>
    <style:style style:name="P4" style:family="paragraph" style:parent-style-name="Standard">
      <style:text-properties officeooo:rsid="0001f152" officeooo:paragraph-rsid="005e7ab7"/>
    </style:style>
    <style:style style:name="P5" style:family="paragraph" style:parent-style-name="Standard">
      <style:text-properties fo:font-weight="bold" officeooo:rsid="0019f01e" officeooo:paragraph-rsid="0019f01e" style:font-weight-asian="bold" style:font-weight-complex="bold"/>
    </style:style>
    <style:style style:name="P6" style:family="paragraph" style:parent-style-name="Standard">
      <style:text-properties fo:font-weight="bold" officeooo:rsid="0019f01e" officeooo:paragraph-rsid="006fb258" style:font-weight-asian="bold" style:font-weight-complex="bold"/>
    </style:style>
    <style:style style:name="P7" style:family="paragraph" style:parent-style-name="Standard">
      <style:text-properties fo:font-weight="bold" officeooo:rsid="0000c37a" officeooo:paragraph-rsid="0000c37a" style:font-weight-asian="bold" style:font-weight-complex="bold"/>
    </style:style>
    <style:style style:name="P8" style:family="paragraph" style:parent-style-name="Standard">
      <style:text-properties fo:font-weight="bold" officeooo:rsid="00162369" officeooo:paragraph-rsid="001b757a" style:font-weight-asian="bold" style:font-weight-complex="bold"/>
    </style:style>
    <style:style style:name="P9" style:family="paragraph" style:parent-style-name="Standard">
      <style:text-properties fo:font-weight="bold" officeooo:rsid="00529b97" officeooo:paragraph-rsid="00529b97" style:font-weight-asian="bold" style:font-weight-complex="bold"/>
    </style:style>
    <style:style style:name="P10" style:family="paragraph" style:parent-style-name="Standard">
      <style:text-properties fo:font-weight="bold" officeooo:rsid="006804a3" officeooo:paragraph-rsid="006804a3" style:font-weight-asian="bold" style:font-weight-complex="bold"/>
    </style:style>
    <style:style style:name="P11" style:family="paragraph" style:parent-style-name="Standard">
      <style:text-properties officeooo:paragraph-rsid="0001f152"/>
    </style:style>
    <style:style style:name="P12" style:family="paragraph" style:parent-style-name="Standard">
      <style:text-properties officeooo:rsid="00053b3e" officeooo:paragraph-rsid="00053b3e"/>
    </style:style>
    <style:style style:name="P13" style:family="paragraph" style:parent-style-name="Standard">
      <style:text-properties officeooo:rsid="00053b3e" officeooo:paragraph-rsid="00239677"/>
    </style:style>
    <style:style style:name="P14" style:family="paragraph" style:parent-style-name="Standard">
      <style:text-properties officeooo:rsid="00053b3e" officeooo:paragraph-rsid="0049f8a0"/>
    </style:style>
    <style:style style:name="P15" style:family="paragraph" style:parent-style-name="Standard">
      <style:text-properties officeooo:paragraph-rsid="00053b3e"/>
    </style:style>
    <style:style style:name="P16" style:family="paragraph" style:parent-style-name="Standard">
      <style:text-properties officeooo:rsid="0006bab3" officeooo:paragraph-rsid="0006bab3"/>
    </style:style>
    <style:style style:name="P17" style:family="paragraph" style:parent-style-name="Standard">
      <style:text-properties officeooo:rsid="0006bab3" officeooo:paragraph-rsid="000fcfb0"/>
    </style:style>
    <style:style style:name="P18" style:family="paragraph" style:parent-style-name="Standard">
      <style:text-properties officeooo:paragraph-rsid="000383db"/>
    </style:style>
    <style:style style:name="P19" style:family="paragraph" style:parent-style-name="Standard">
      <style:text-properties officeooo:rsid="00146793" officeooo:paragraph-rsid="001b757a"/>
    </style:style>
    <style:style style:name="P20" style:family="paragraph" style:parent-style-name="Standard">
      <style:text-properties officeooo:paragraph-rsid="00146793"/>
    </style:style>
    <style:style style:name="P21" style:family="paragraph" style:parent-style-name="Standard">
      <style:text-properties officeooo:paragraph-rsid="001b757a"/>
    </style:style>
    <style:style style:name="P22" style:family="paragraph" style:parent-style-name="Standard">
      <style:text-properties officeooo:rsid="001dcc86" officeooo:paragraph-rsid="001dcc86"/>
    </style:style>
    <style:style style:name="P23" style:family="paragraph" style:parent-style-name="Standard">
      <style:text-properties fo:language="en" fo:country="US" officeooo:rsid="0001f152" officeooo:paragraph-rsid="0001f152"/>
    </style:style>
    <style:style style:name="P24" style:family="paragraph" style:parent-style-name="Standard">
      <style:text-properties fo:language="en" fo:country="US" officeooo:rsid="0001f152" officeooo:paragraph-rsid="005e7ab7"/>
    </style:style>
    <style:style style:name="P25" style:family="paragraph" style:parent-style-name="Standard">
      <style:text-properties fo:language="en" fo:country="US" officeooo:rsid="00146793" officeooo:paragraph-rsid="001b757a"/>
    </style:style>
    <style:style style:name="P26" style:family="paragraph" style:parent-style-name="Standard">
      <style:text-properties fo:language="en" fo:country="US" officeooo:rsid="000fcfb0" officeooo:paragraph-rsid="004603aa"/>
    </style:style>
    <style:style style:name="P27" style:family="paragraph" style:parent-style-name="Standard">
      <style:text-properties fo:language="en" fo:country="US" officeooo:rsid="000383db" officeooo:paragraph-rsid="000383db"/>
    </style:style>
    <style:style style:name="P28" style:family="paragraph" style:parent-style-name="Standard">
      <style:text-properties fo:language="en" fo:country="US" fo:font-weight="bold" officeooo:rsid="000fcfb0" officeooo:paragraph-rsid="004603aa" style:font-weight-asian="bold" style:font-weight-complex="bold"/>
    </style:style>
    <style:style style:name="P29" style:family="paragraph" style:parent-style-name="Standard">
      <style:text-properties officeooo:rsid="00162369" officeooo:paragraph-rsid="001b757a"/>
    </style:style>
    <style:style style:name="P30" style:family="paragraph" style:parent-style-name="Standard">
      <style:text-properties officeooo:rsid="0005cdde" officeooo:paragraph-rsid="0005cdde"/>
    </style:style>
    <style:style style:name="P31" style:family="paragraph" style:parent-style-name="Standard">
      <style:text-properties officeooo:rsid="0035f7e0" officeooo:paragraph-rsid="0035f7e0"/>
    </style:style>
    <style:style style:name="P32" style:family="paragraph" style:parent-style-name="Standard">
      <style:text-properties officeooo:rsid="003692ff" officeooo:paragraph-rsid="003692ff"/>
    </style:style>
    <style:style style:name="P33" style:family="paragraph" style:parent-style-name="Standard">
      <style:text-properties officeooo:rsid="003c7b9c" officeooo:paragraph-rsid="003c7b9c"/>
    </style:style>
    <style:style style:name="P34" style:family="paragraph" style:parent-style-name="Standard">
      <style:text-properties officeooo:paragraph-rsid="003af239"/>
    </style:style>
    <style:style style:name="P35" style:family="paragraph" style:parent-style-name="Standard">
      <style:text-properties officeooo:rsid="00444a3b" officeooo:paragraph-rsid="00444a3b"/>
    </style:style>
    <style:style style:name="P36" style:family="paragraph" style:parent-style-name="Standard">
      <style:text-properties officeooo:rsid="000fcfb0" officeooo:paragraph-rsid="004603aa"/>
    </style:style>
    <style:style style:name="P37" style:family="paragraph" style:parent-style-name="Standard">
      <style:text-properties officeooo:paragraph-rsid="004603aa"/>
    </style:style>
    <style:style style:name="P38" style:family="paragraph" style:parent-style-name="Standard">
      <style:text-properties officeooo:paragraph-rsid="000b53e9"/>
    </style:style>
    <style:style style:name="P39" style:family="paragraph" style:parent-style-name="Standard">
      <style:text-properties officeooo:paragraph-rsid="00529b97"/>
    </style:style>
    <style:style style:name="P40" style:family="paragraph" style:parent-style-name="Standard">
      <style:text-properties officeooo:rsid="005414b0" officeooo:paragraph-rsid="005414b0"/>
    </style:style>
    <style:style style:name="P41" style:family="paragraph" style:parent-style-name="Standard">
      <style:text-properties officeooo:paragraph-rsid="005e7ab7"/>
    </style:style>
    <style:style style:name="P42" style:family="paragraph" style:parent-style-name="Standard">
      <style:text-properties officeooo:rsid="0061db75" officeooo:paragraph-rsid="006fb258"/>
    </style:style>
    <style:style style:name="P43" style:family="paragraph" style:parent-style-name="Standard">
      <style:text-properties officeooo:paragraph-rsid="0063afe9"/>
    </style:style>
    <style:style style:name="P44" style:family="paragraph" style:parent-style-name="Standard">
      <style:text-properties officeooo:rsid="006d04d1" officeooo:paragraph-rsid="006d04d1"/>
    </style:style>
    <style:style style:name="P45" style:family="paragraph" style:parent-style-name="Standard">
      <style:text-properties officeooo:paragraph-rsid="006fb258"/>
    </style:style>
    <style:style style:name="P46" style:family="paragraph" style:parent-style-name="Table_20_Contents">
      <style:text-properties officeooo:rsid="0061db75" officeooo:paragraph-rsid="0061db75"/>
    </style:style>
    <style:style style:name="P47" style:family="paragraph" style:parent-style-name="Table_20_Contents">
      <style:text-properties officeooo:rsid="0061db75" officeooo:paragraph-rsid="0063afe9"/>
    </style:style>
    <style:style style:name="P48" style:family="paragraph" style:parent-style-name="Table_20_Contents">
      <style:text-properties officeooo:rsid="0061db75" officeooo:paragraph-rsid="00642047"/>
    </style:style>
    <style:style style:name="P49" style:family="paragraph" style:parent-style-name="Table_20_Contents">
      <style:text-properties officeooo:rsid="0061db75" officeooo:paragraph-rsid="006d195f"/>
    </style:style>
    <style:style style:name="P50" style:family="paragraph" style:parent-style-name="Table_20_Contents">
      <style:text-properties officeooo:rsid="0061db75" officeooo:paragraph-rsid="006fb258"/>
    </style:style>
    <style:style style:name="P51" style:family="paragraph" style:parent-style-name="Standard">
      <style:text-properties fo:language="en" fo:country="US" fo:font-weight="bold" officeooo:rsid="005b12b3" officeooo:paragraph-rsid="0061db75" style:font-weight-asian="bold" style:font-weight-complex="bold"/>
    </style:style>
    <style:style style:name="P52" style:family="paragraph" style:parent-style-name="Standard">
      <style:text-properties fo:language="en" fo:country="US" fo:font-weight="bold" officeooo:rsid="004e6139" officeooo:paragraph-rsid="008d7701" style:font-weight-asian="bold" style:font-weight-complex="bold"/>
    </style:style>
    <style:style style:name="P53" style:family="paragraph" style:parent-style-name="Standard">
      <style:text-properties fo:language="en" fo:country="US" fo:font-weight="bold" officeooo:rsid="008adde6" officeooo:paragraph-rsid="008adde6" style:font-weight-asian="bold" style:font-weight-complex="bold"/>
    </style:style>
    <style:style style:name="P54" style:family="paragraph" style:parent-style-name="Standard">
      <style:text-properties fo:language="en" fo:country="US" fo:font-weight="bold" officeooo:rsid="008d7701" officeooo:paragraph-rsid="008d7701" style:font-weight-asian="bold" style:font-weight-complex="bold"/>
    </style:style>
    <style:style style:name="P55" style:family="paragraph" style:parent-style-name="Standard">
      <style:text-properties fo:language="en" fo:country="US" fo:font-weight="bold" officeooo:rsid="0085889d" officeooo:paragraph-rsid="008fa444" style:font-weight-asian="bold" style:font-weight-complex="bold"/>
    </style:style>
    <style:style style:name="P56" style:family="paragraph" style:parent-style-name="Standard">
      <style:text-properties fo:language="en" fo:country="US" fo:font-weight="bold" officeooo:rsid="00602745" officeooo:paragraph-rsid="008e950f" style:font-weight-asian="bold" style:font-weight-complex="bold"/>
    </style:style>
    <style:style style:name="P57" style:family="paragraph" style:parent-style-name="Standard">
      <style:text-properties fo:language="en" fo:country="US" fo:font-weight="bold" officeooo:rsid="008e950f" officeooo:paragraph-rsid="008e950f" style:font-weight-asian="bold" style:font-weight-complex="bold"/>
    </style:style>
    <style:style style:name="P58" style:family="paragraph" style:parent-style-name="Standard">
      <style:text-properties fo:language="en" fo:country="US" fo:font-weight="bold" officeooo:rsid="00731645" officeooo:paragraph-rsid="00731645" style:font-weight-asian="bold" style:font-weight-complex="bold"/>
    </style:style>
    <style:style style:name="P59" style:family="paragraph" style:parent-style-name="Standard">
      <style:text-properties fo:language="en" fo:country="US" officeooo:rsid="00731645" officeooo:paragraph-rsid="00731645"/>
    </style:style>
    <style:style style:name="P60" style:family="paragraph" style:parent-style-name="Standard">
      <style:text-properties fo:language="en" fo:country="US" officeooo:rsid="0061db75" officeooo:paragraph-rsid="0061db75"/>
    </style:style>
    <style:style style:name="P61" style:family="paragraph" style:parent-style-name="Standard">
      <style:text-properties fo:language="en" fo:country="US" officeooo:rsid="0061db75" officeooo:paragraph-rsid="0063afe9"/>
    </style:style>
    <style:style style:name="P62" style:family="paragraph" style:parent-style-name="Standard">
      <style:text-properties fo:language="en" fo:country="US" officeooo:rsid="0061db75" officeooo:paragraph-rsid="00642047"/>
    </style:style>
    <style:style style:name="P63" style:family="paragraph" style:parent-style-name="Standard">
      <style:text-properties fo:language="en" fo:country="US" officeooo:rsid="0061db75" officeooo:paragraph-rsid="006d195f"/>
    </style:style>
    <style:style style:name="P64" style:family="paragraph" style:parent-style-name="Standard">
      <style:text-properties fo:language="en" fo:country="US" officeooo:rsid="0061db75" officeooo:paragraph-rsid="006fb258"/>
    </style:style>
    <style:style style:name="P65" style:family="paragraph" style:parent-style-name="Standard">
      <style:text-properties fo:language="en" fo:country="US" officeooo:rsid="0061db75" officeooo:paragraph-rsid="008e950f"/>
    </style:style>
    <style:style style:name="P66" style:family="paragraph" style:parent-style-name="Standard">
      <style:text-properties fo:language="en" fo:country="US" officeooo:rsid="0061db75" officeooo:paragraph-rsid="008fa444"/>
    </style:style>
    <style:style style:name="P67" style:family="paragraph" style:parent-style-name="Standard">
      <style:text-properties fo:language="en" fo:country="US" officeooo:rsid="0047947d" officeooo:paragraph-rsid="0063afe9"/>
    </style:style>
    <style:style style:name="P68" style:family="paragraph" style:parent-style-name="Standard">
      <style:text-properties fo:language="en" fo:country="US" officeooo:rsid="006662b4" officeooo:paragraph-rsid="0063afe9"/>
    </style:style>
    <style:style style:name="P69" style:family="paragraph" style:parent-style-name="Standard">
      <style:text-properties fo:language="en" fo:country="US" officeooo:rsid="00602745" officeooo:paragraph-rsid="0063afe9"/>
    </style:style>
    <style:style style:name="P70" style:family="paragraph" style:parent-style-name="Standard">
      <style:text-properties fo:language="en" fo:country="US" officeooo:rsid="004ea314" officeooo:paragraph-rsid="00642047"/>
    </style:style>
    <style:style style:name="P71" style:family="paragraph" style:parent-style-name="Standard">
      <style:text-properties fo:language="en" fo:country="US" officeooo:rsid="004ea314" officeooo:paragraph-rsid="008e950f"/>
    </style:style>
    <style:style style:name="P72" style:family="paragraph" style:parent-style-name="Standard">
      <style:text-properties fo:language="en" fo:country="US" officeooo:rsid="004f6360" officeooo:paragraph-rsid="006d195f"/>
    </style:style>
    <style:style style:name="P73" style:family="paragraph" style:parent-style-name="Standard">
      <style:text-properties fo:language="en" fo:country="US" officeooo:rsid="004f6360" officeooo:paragraph-rsid="008e950f"/>
    </style:style>
    <style:style style:name="P74" style:family="paragraph" style:parent-style-name="Standard">
      <style:text-properties fo:language="en" fo:country="US" fo:font-weight="normal" officeooo:rsid="006804a3" officeooo:paragraph-rsid="006804a3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8777b9" officeooo:paragraph-rsid="008b2234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8adde6" officeooo:paragraph-rsid="008adde6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8b7793" officeooo:paragraph-rsid="008b7793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8e950f" officeooo:paragraph-rsid="008e950f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8f0a0d" officeooo:paragraph-rsid="008f0a0d" style:font-weight-asian="normal" style:font-weight-complex="normal"/>
    </style:style>
    <style:style style:name="P80" style:family="paragraph" style:parent-style-name="Standard">
      <style:text-properties fo:language="en" fo:country="US" officeooo:rsid="00674759" officeooo:paragraph-rsid="006fb258"/>
    </style:style>
    <style:style style:name="P81" style:family="paragraph" style:parent-style-name="Standard">
      <style:text-properties fo:language="en" fo:country="US" officeooo:rsid="000fcfb0" officeooo:paragraph-rsid="004603aa"/>
    </style:style>
    <style:style style:name="P82" style:family="paragraph" style:parent-style-name="Standard">
      <style:text-properties fo:language="en" fo:country="US" officeooo:rsid="000383db" officeooo:paragraph-rsid="000383db"/>
    </style:style>
    <style:style style:name="P83" style:family="paragraph" style:parent-style-name="Standard">
      <style:text-properties fo:language="en" fo:country="US" officeooo:rsid="000383db" officeooo:paragraph-rsid="005e7ab7"/>
    </style:style>
    <style:style style:name="P84" style:family="paragraph" style:parent-style-name="Standard">
      <style:text-properties fo:language="en" fo:country="US" officeooo:rsid="0001f152" officeooo:paragraph-rsid="005e7ab7"/>
    </style:style>
    <style:style style:name="P85" style:family="paragraph" style:parent-style-name="Standard">
      <style:text-properties fo:language="en" fo:country="US" officeooo:rsid="006804a3" officeooo:paragraph-rsid="006804a3"/>
    </style:style>
    <style:style style:name="P86" style:family="paragraph" style:parent-style-name="Standard">
      <style:text-properties fo:language="en" fo:country="US" officeooo:rsid="001fc6ff" officeooo:paragraph-rsid="002faf4f"/>
    </style:style>
    <style:style style:name="P87" style:family="paragraph" style:parent-style-name="Standard">
      <style:text-properties fo:language="en" fo:country="US" officeooo:rsid="0040d762" officeooo:paragraph-rsid="0040d762"/>
    </style:style>
    <style:style style:name="P88" style:family="paragraph" style:parent-style-name="Standard">
      <style:text-properties fo:language="en" fo:country="US" officeooo:rsid="003af239" officeooo:paragraph-rsid="003af239"/>
    </style:style>
    <style:style style:name="P89" style:family="paragraph" style:parent-style-name="Standard">
      <style:text-properties fo:language="en" fo:country="US" officeooo:rsid="004213c6" officeooo:paragraph-rsid="005a68c4"/>
    </style:style>
    <style:style style:name="P90" style:family="paragraph" style:parent-style-name="Standard">
      <style:text-properties fo:language="en" fo:country="US" officeooo:rsid="007dee1b" officeooo:paragraph-rsid="008e0ddb"/>
    </style:style>
    <style:style style:name="P91" style:family="paragraph" style:parent-style-name="Standard">
      <style:text-properties fo:language="en" fo:country="US" officeooo:rsid="0083fd6c" officeooo:paragraph-rsid="0083fd6c"/>
    </style:style>
    <style:style style:name="P92" style:family="paragraph" style:parent-style-name="Standard">
      <style:text-properties fo:language="en" fo:country="US" officeooo:rsid="008e950f" officeooo:paragraph-rsid="008e950f"/>
    </style:style>
    <style:style style:name="P93" style:family="paragraph" style:parent-style-name="Standard">
      <style:text-properties fo:language="en" fo:country="US" officeooo:rsid="008fa444" officeooo:paragraph-rsid="008fa444"/>
    </style:style>
    <style:style style:name="P94" style:family="paragraph" style:parent-style-name="Standard">
      <style:text-properties fo:language="en" fo:country="US" officeooo:rsid="003f1026" officeooo:paragraph-rsid="003f1026"/>
    </style:style>
    <style:style style:name="P95" style:family="paragraph" style:parent-style-name="Standard">
      <style:text-properties officeooo:rsid="006d04d1" officeooo:paragraph-rsid="008fa444"/>
    </style:style>
    <style:style style:name="P96" style:family="paragraph" style:parent-style-name="Standard">
      <style:text-properties fo:font-style="normal" style:text-underline-style="none" officeooo:rsid="001b757a" officeooo:paragraph-rsid="00239677" style:font-style-asian="normal" style:font-style-complex="normal"/>
    </style:style>
    <style:style style:name="P97" style:family="paragraph" style:parent-style-name="Standard">
      <style:text-properties fo:color="#c9211e" fo:language="en" fo:country="US" fo:font-weight="bold" officeooo:rsid="008f0a0d" officeooo:paragraph-rsid="008f0a0d" style:font-weight-asian="bold" style:font-weight-complex="bold"/>
    </style:style>
    <style:style style:name="P98" style:family="paragraph" style:parent-style-name="Standard">
      <style:text-properties fo:color="#c9211e" fo:language="en" fo:country="US" fo:font-weight="bold" officeooo:rsid="0094837d" officeooo:paragraph-rsid="0094837d" style:font-weight-asian="bold" style:font-weight-complex="bold"/>
    </style:style>
    <style:style style:name="P99" style:family="paragraph" style:parent-style-name="Standard">
      <style:text-properties officeooo:paragraph-rsid="00826c80"/>
    </style:style>
    <style:style style:name="P100" style:family="paragraph" style:parent-style-name="Standard">
      <style:text-properties officeooo:rsid="00674759" officeooo:paragraph-rsid="00826c80"/>
    </style:style>
    <style:style style:name="P101" style:family="paragraph" style:parent-style-name="Standard">
      <style:text-properties officeooo:rsid="00674759" officeooo:paragraph-rsid="006b7212"/>
    </style:style>
    <style:style style:name="P102" style:family="paragraph" style:parent-style-name="Standard">
      <style:text-properties officeooo:paragraph-rsid="006d04d1"/>
    </style:style>
    <style:style style:name="P103" style:family="paragraph" style:parent-style-name="Standard">
      <style:text-properties officeooo:rsid="006d195f" officeooo:paragraph-rsid="008fa444"/>
    </style:style>
    <style:style style:name="P104" style:family="paragraph" style:parent-style-name="Standard">
      <style:text-properties officeooo:rsid="0083fd6c" officeooo:paragraph-rsid="0083fd6c"/>
    </style:style>
    <style:style style:name="P105" style:family="paragraph" style:parent-style-name="Standard">
      <style:text-properties officeooo:paragraph-rsid="0083fd6c"/>
    </style:style>
    <style:style style:name="P106" style:family="paragraph" style:parent-style-name="Standard">
      <style:text-properties officeooo:paragraph-rsid="006d195f"/>
    </style:style>
    <style:style style:name="P107" style:family="paragraph" style:parent-style-name="Standard">
      <style:text-properties officeooo:rsid="0085889d" officeooo:paragraph-rsid="0085889d"/>
    </style:style>
    <style:style style:name="P108" style:family="paragraph" style:parent-style-name="Standard">
      <style:text-properties officeooo:paragraph-rsid="008adde6"/>
    </style:style>
    <style:style style:name="P109" style:family="paragraph" style:parent-style-name="Standard">
      <style:text-properties fo:font-weight="bold" officeooo:paragraph-rsid="008adde6" style:font-weight-asian="bold" style:font-weight-complex="bold"/>
    </style:style>
    <style:style style:name="P110" style:family="paragraph" style:parent-style-name="Standard">
      <style:text-properties fo:font-weight="bold" officeooo:rsid="008b2234" officeooo:paragraph-rsid="008b2234" style:font-weight-asian="bold" style:font-weight-complex="bold"/>
    </style:style>
    <style:style style:name="P111" style:family="paragraph" style:parent-style-name="Standard">
      <style:text-properties fo:font-weight="bold" officeooo:rsid="008b7793" officeooo:paragraph-rsid="008b7793" style:font-weight-asian="bold" style:font-weight-complex="bold"/>
    </style:style>
    <style:style style:name="P112" style:family="paragraph" style:parent-style-name="Standard">
      <style:text-properties fo:font-weight="bold" officeooo:paragraph-rsid="008e0ddb" style:font-weight-asian="bold" style:font-weight-complex="bold"/>
    </style:style>
    <style:style style:name="P113" style:family="paragraph" style:parent-style-name="Standard">
      <style:text-properties fo:font-weight="bold" officeooo:rsid="008e0ddb" officeooo:paragraph-rsid="008e0ddb" style:font-weight-asian="bold" style:font-weight-complex="bold"/>
    </style:style>
    <style:style style:name="P114" style:family="paragraph" style:parent-style-name="Standard">
      <style:text-properties fo:font-weight="bold" officeooo:rsid="008e950f" officeooo:paragraph-rsid="008e950f" style:font-weight-asian="bold" style:font-weight-complex="bold"/>
    </style:style>
    <style:style style:name="P115" style:family="paragraph" style:parent-style-name="Standard">
      <style:text-properties officeooo:paragraph-rsid="008b2234"/>
    </style:style>
    <style:style style:name="P116" style:family="paragraph" style:parent-style-name="Standard">
      <style:text-properties fo:font-weight="normal" officeooo:rsid="008b7793" officeooo:paragraph-rsid="008b7793" style:font-weight-asian="normal" style:font-weight-complex="normal"/>
    </style:style>
    <style:style style:name="P117" style:family="paragraph" style:parent-style-name="Standard">
      <style:text-properties fo:font-weight="normal" officeooo:paragraph-rsid="008b7793" style:font-weight-asian="normal" style:font-weight-complex="normal"/>
    </style:style>
    <style:style style:name="P118" style:family="paragraph" style:parent-style-name="Standard">
      <style:text-properties fo:font-weight="normal" officeooo:rsid="008d7701" officeooo:paragraph-rsid="008d7701" style:font-weight-asian="normal" style:font-weight-complex="normal"/>
    </style:style>
    <style:style style:name="P119" style:family="paragraph" style:parent-style-name="Standard">
      <style:text-properties fo:font-weight="normal" officeooo:paragraph-rsid="008e950f" style:font-weight-asian="normal" style:font-weight-complex="normal"/>
    </style:style>
    <style:style style:name="P120" style:family="paragraph" style:parent-style-name="Standard">
      <style:text-properties officeooo:paragraph-rsid="008d7701"/>
    </style:style>
    <style:style style:name="P121" style:family="paragraph" style:parent-style-name="Standard">
      <style:text-properties officeooo:paragraph-rsid="008e0ddb"/>
    </style:style>
    <style:style style:name="P122" style:family="paragraph" style:parent-style-name="Standard" style:list-style-name="List_20_1">
      <style:text-properties officeooo:paragraph-rsid="008e0ddb"/>
    </style:style>
    <style:style style:name="P123" style:family="paragraph" style:parent-style-name="Standard" style:list-style-name="List_20_1">
      <style:text-properties officeooo:paragraph-rsid="008d7701"/>
    </style:style>
    <style:style style:name="P124" style:family="paragraph" style:parent-style-name="Standard">
      <style:text-properties officeooo:rsid="008e0ddb" officeooo:paragraph-rsid="008e0ddb"/>
    </style:style>
    <style:style style:name="P125" style:family="paragraph" style:parent-style-name="Standard">
      <style:text-properties officeooo:paragraph-rsid="008e950f"/>
    </style:style>
    <style:style style:name="P126" style:family="paragraph" style:parent-style-name="Standard">
      <style:text-properties officeooo:rsid="008e950f" officeooo:paragraph-rsid="008e950f"/>
    </style:style>
    <style:style style:name="P127" style:family="paragraph" style:parent-style-name="Standard">
      <style:text-properties officeooo:rsid="006b7212" officeooo:paragraph-rsid="006b7212"/>
    </style:style>
    <style:style style:name="P128" style:family="paragraph" style:parent-style-name="Standard">
      <style:text-properties officeooo:paragraph-rsid="008f0a0d"/>
    </style:style>
    <style:style style:name="P129" style:family="paragraph" style:parent-style-name="Standard">
      <style:text-properties officeooo:paragraph-rsid="008fa444"/>
    </style:style>
    <style:style style:name="P130" style:family="paragraph" style:parent-style-name="Standard">
      <style:text-properties officeooo:paragraph-rsid="0097d2ea"/>
    </style:style>
    <style:style style:name="P131" style:family="paragraph" style:parent-style-name="Table_20_Contents">
      <style:text-properties fo:language="en" fo:country="US" fo:font-weight="bold" officeooo:rsid="00602745" officeooo:paragraph-rsid="008e950f" style:font-weight-asian="bold" style:font-weight-complex="bold"/>
    </style:style>
    <style:style style:name="P132" style:family="paragraph" style:parent-style-name="Table_20_Contents">
      <style:text-properties fo:font-weight="bold" style:font-weight-asian="bold" style:font-weight-complex="bold"/>
    </style:style>
    <style:style style:name="P133" style:family="paragraph" style:parent-style-name="Table_20_Contents">
      <style:text-properties fo:font-weight="bold" officeooo:rsid="008b2234" officeooo:paragraph-rsid="008b2234" style:font-weight-asian="bold" style:font-weight-complex="bold"/>
    </style:style>
    <style:style style:name="P134" style:family="paragraph" style:parent-style-name="Table_20_Contents">
      <style:text-properties fo:font-weight="bold" officeooo:rsid="008b7793" officeooo:paragraph-rsid="008b7793" style:font-weight-asian="bold" style:font-weight-complex="bold"/>
    </style:style>
    <style:style style:name="P135" style:family="paragraph" style:parent-style-name="Table_20_Contents">
      <style:text-properties fo:font-weight="bold" officeooo:rsid="008d7701" officeooo:paragraph-rsid="008d7701" style:font-weight-asian="bold" style:font-weight-complex="bold"/>
    </style:style>
    <style:style style:name="P136" style:family="paragraph" style:parent-style-name="Table_20_Contents">
      <style:text-properties fo:font-weight="bold" officeooo:paragraph-rsid="008e950f" style:font-weight-asian="bold" style:font-weight-complex="bold"/>
    </style:style>
    <style:style style:name="P137" style:family="paragraph" style:parent-style-name="Table_20_Contents">
      <style:text-properties officeooo:paragraph-rsid="008adde6"/>
    </style:style>
    <style:style style:name="P138" style:family="paragraph" style:parent-style-name="Table_20_Contents">
      <style:text-properties officeooo:rsid="008adde6" officeooo:paragraph-rsid="008adde6"/>
    </style:style>
    <style:style style:name="P139" style:family="paragraph" style:parent-style-name="Table_20_Contents">
      <style:text-properties officeooo:rsid="008b2234" officeooo:paragraph-rsid="008b2234"/>
    </style:style>
    <style:style style:name="P140" style:family="paragraph" style:parent-style-name="Table_20_Contents">
      <style:text-properties officeooo:rsid="008b7793" officeooo:paragraph-rsid="008b7793"/>
    </style:style>
    <style:style style:name="P141" style:family="paragraph" style:parent-style-name="Table_20_Contents">
      <style:text-properties officeooo:paragraph-rsid="008b7793"/>
    </style:style>
    <style:style style:name="P142" style:family="paragraph" style:parent-style-name="Table_20_Contents">
      <style:text-properties officeooo:paragraph-rsid="008b2234"/>
    </style:style>
    <style:style style:name="P143" style:family="paragraph" style:parent-style-name="Table_20_Contents">
      <style:text-properties officeooo:rsid="008d7701" officeooo:paragraph-rsid="008d7701"/>
    </style:style>
    <style:style style:name="P144" style:family="paragraph" style:parent-style-name="Table_20_Contents">
      <style:text-properties officeooo:paragraph-rsid="008d7701"/>
    </style:style>
    <style:style style:name="P145" style:family="paragraph" style:parent-style-name="Table_20_Contents">
      <style:text-properties officeooo:paragraph-rsid="008e950f"/>
    </style:style>
    <style:style style:name="P146" style:family="paragraph" style:parent-style-name="Table_20_Contents">
      <style:text-properties officeooo:rsid="0061db75" officeooo:paragraph-rsid="008e950f"/>
    </style:style>
    <style:style style:name="P147" style:family="paragraph" style:parent-style-name="Table_20_Contents">
      <style:text-properties officeooo:rsid="0061db75" officeooo:paragraph-rsid="008fa444"/>
    </style:style>
    <style:style style:name="P148" style:family="paragraph" style:parent-style-name="Table_20_Contents">
      <style:text-properties fo:color="#c9211e" fo:font-weight="bold" officeooo:paragraph-rsid="008adde6" style:font-weight-asian="bold" style:font-weight-complex="bold"/>
    </style:style>
    <style:style style:name="P149" style:family="paragraph" style:parent-style-name="Table_20_Contents">
      <style:text-properties officeooo:rsid="0096ce15" officeooo:paragraph-rsid="0096ce15"/>
    </style:style>
    <style:style style:name="T1" style:family="text">
      <style:text-properties officeooo:rsid="0000c37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1f152"/>
    </style:style>
    <style:style style:name="T4" style:family="text">
      <style:text-properties fo:language="en" fo:country="US" officeooo:rsid="000383db"/>
    </style:style>
    <style:style style:name="T5" style:family="text">
      <style:text-properties fo:language="en" fo:country="US" officeooo:rsid="00053b3e"/>
    </style:style>
    <style:style style:name="T6" style:family="text">
      <style:text-properties fo:language="en" fo:country="US" officeooo:rsid="0007254b"/>
    </style:style>
    <style:style style:name="T7" style:family="text">
      <style:text-properties fo:language="en" fo:country="US" fo:font-weight="bold" officeooo:rsid="000b53e9" style:font-weight-asian="bold" style:font-weight-complex="bold"/>
    </style:style>
    <style:style style:name="T8" style:family="text">
      <style:text-properties fo:language="en" fo:country="US" fo:font-weight="bold" officeooo:rsid="0001f152" style:font-weight-asian="bold" style:font-weight-complex="bold"/>
    </style:style>
    <style:style style:name="T9" style:family="text">
      <style:text-properties fo:language="en" fo:country="US" fo:font-weight="bold" officeooo:rsid="0028e56f" style:font-weight-asian="bold" style:font-weight-complex="bold"/>
    </style:style>
    <style:style style:name="T10" style:family="text">
      <style:text-properties fo:language="en" fo:country="US" fo:font-weight="bold" officeooo:rsid="005e7ab7" style:font-weight-asian="bold" style:font-weight-complex="bold"/>
    </style:style>
    <style:style style:name="T11" style:family="text">
      <style:text-properties fo:language="en" fo:country="US" officeooo:rsid="000b53e9"/>
    </style:style>
    <style:style style:name="T12" style:family="text">
      <style:text-properties fo:language="en" fo:country="US" officeooo:rsid="000c73c2"/>
    </style:style>
    <style:style style:name="T13" style:family="text">
      <style:text-properties fo:language="en" fo:country="US" officeooo:rsid="000fcfb0"/>
    </style:style>
    <style:style style:name="T14" style:family="text">
      <style:text-properties fo:language="en" fo:country="US" fo:font-style="normal" style:text-underline-style="none" officeooo:rsid="000fcfb0" style:font-style-asian="normal" style:font-style-complex="normal"/>
    </style:style>
    <style:style style:name="T15" style:family="text">
      <style:text-properties fo:language="en" fo:country="US" fo:font-style="normal" style:text-underline-style="none" fo:font-weight="bold" officeooo:rsid="000fcfb0" style:font-style-asian="normal" style:font-weight-asian="bold" style:font-style-complex="normal" style:font-weight-complex="bold"/>
    </style:style>
    <style:style style:name="T16" style:family="text">
      <style:text-properties fo:language="en" fo:country="US" officeooo:rsid="00119674"/>
    </style:style>
    <style:style style:name="T17" style:family="text">
      <style:text-properties fo:language="en" fo:country="US" officeooo:rsid="001b757a"/>
    </style:style>
    <style:style style:name="T18" style:family="text">
      <style:text-properties fo:language="en" fo:country="US" officeooo:rsid="001c8700"/>
    </style:style>
    <style:style style:name="T19" style:family="text">
      <style:text-properties fo:language="en" fo:country="US" officeooo:rsid="001cbea7"/>
    </style:style>
    <style:style style:name="T20" style:family="text">
      <style:text-properties fo:language="en" fo:country="US" officeooo:rsid="0025b34c"/>
    </style:style>
    <style:style style:name="T21" style:family="text">
      <style:text-properties fo:language="en" fo:country="US" officeooo:rsid="002682ae"/>
    </style:style>
    <style:style style:name="T22" style:family="text">
      <style:text-properties fo:language="en" fo:country="US" fo:font-weight="normal" officeooo:rsid="0001f152" style:font-weight-asian="normal" style:font-weight-complex="normal"/>
    </style:style>
    <style:style style:name="T23" style:family="text">
      <style:text-properties fo:language="en" fo:country="US" fo:font-weight="normal" officeooo:rsid="008777b9" style:font-weight-asian="normal" style:font-weight-complex="normal"/>
    </style:style>
    <style:style style:name="T24" style:family="text">
      <style:text-properties fo:language="en" fo:country="US" fo:font-weight="normal" officeooo:rsid="00891e6d" style:font-weight-asian="normal" style:font-weight-complex="normal"/>
    </style:style>
    <style:style style:name="T25" style:family="text">
      <style:text-properties fo:language="en" fo:country="US" fo:font-weight="normal" officeooo:rsid="004ea314" style:font-weight-asian="normal" style:font-weight-complex="normal"/>
    </style:style>
    <style:style style:name="T26" style:family="text">
      <style:text-properties fo:language="en" fo:country="US" fo:font-weight="normal" officeooo:rsid="008adde6" style:font-weight-asian="normal" style:font-weight-complex="normal"/>
    </style:style>
    <style:style style:name="T27" style:family="text">
      <style:text-properties fo:language="en" fo:country="US" fo:font-weight="normal" officeooo:rsid="008b2234" style:font-weight-asian="normal" style:font-weight-complex="normal"/>
    </style:style>
    <style:style style:name="T28" style:family="text">
      <style:text-properties fo:language="en" fo:country="US" fo:font-weight="normal" officeooo:rsid="008d7701" style:font-weight-asian="normal" style:font-weight-complex="normal"/>
    </style:style>
    <style:style style:name="T29" style:family="text">
      <style:text-properties fo:language="en" fo:country="US" fo:font-weight="normal" officeooo:rsid="004b47c5" style:font-weight-asian="normal" style:font-weight-complex="normal"/>
    </style:style>
    <style:style style:name="T30" style:family="text">
      <style:text-properties fo:language="en" fo:country="US" fo:font-weight="normal" officeooo:rsid="008e0ddb" style:font-weight-asian="normal" style:font-weight-complex="normal"/>
    </style:style>
    <style:style style:name="T31" style:family="text">
      <style:text-properties fo:language="en" fo:country="US" fo:font-weight="normal" officeooo:rsid="008e950f" style:font-weight-asian="normal" style:font-weight-complex="normal"/>
    </style:style>
    <style:style style:name="T32" style:family="text">
      <style:text-properties fo:language="en" fo:country="US" fo:font-weight="normal" officeooo:rsid="008f0a0d" style:font-weight-asian="normal" style:font-weight-complex="normal"/>
    </style:style>
    <style:style style:name="T33" style:family="text">
      <style:text-properties fo:language="en" fo:country="US" officeooo:rsid="0040d762"/>
    </style:style>
    <style:style style:name="T34" style:family="text">
      <style:text-properties fo:language="en" fo:country="US" officeooo:rsid="003af239"/>
    </style:style>
    <style:style style:name="T35" style:family="text">
      <style:text-properties fo:language="en" fo:country="US" officeooo:rsid="003d3cab"/>
    </style:style>
    <style:style style:name="T36" style:family="text">
      <style:text-properties fo:language="en" fo:country="US" officeooo:rsid="004b47c5"/>
    </style:style>
    <style:style style:name="T37" style:family="text">
      <style:text-properties fo:language="en" fo:country="US" officeooo:rsid="00561405"/>
    </style:style>
    <style:style style:name="T38" style:family="text">
      <style:text-properties fo:language="en" fo:country="US" officeooo:rsid="0061db75"/>
    </style:style>
    <style:style style:name="T39" style:family="text">
      <style:text-properties fo:language="en" fo:country="US" officeooo:rsid="004e6139"/>
    </style:style>
    <style:style style:name="T40" style:family="text">
      <style:text-properties fo:language="en" fo:country="US" officeooo:rsid="001dcc86"/>
    </style:style>
    <style:style style:name="T41" style:family="text">
      <style:text-properties fo:language="en" fo:country="US" officeooo:rsid="00642047"/>
    </style:style>
    <style:style style:name="T42" style:family="text">
      <style:text-properties fo:language="en" fo:country="US" officeooo:rsid="006662b4"/>
    </style:style>
    <style:style style:name="T43" style:family="text">
      <style:text-properties fo:language="en" fo:country="US" officeooo:rsid="00674759"/>
    </style:style>
    <style:style style:name="T44" style:family="text">
      <style:text-properties fo:language="en" fo:country="US" officeooo:rsid="0080d63f"/>
    </style:style>
    <style:style style:name="T45" style:family="text">
      <style:text-properties fo:language="en" fo:country="US" officeooo:rsid="00826c80"/>
    </style:style>
    <style:style style:name="T46" style:family="text">
      <style:text-properties fo:language="en" fo:country="US" officeooo:rsid="008777b9"/>
    </style:style>
    <style:style style:name="T47" style:family="text">
      <style:text-properties fo:language="en" fo:country="US" officeooo:rsid="008adde6"/>
    </style:style>
    <style:style style:name="T48" style:family="text">
      <style:text-properties fo:language="en" fo:country="US" officeooo:rsid="008e950f"/>
    </style:style>
    <style:style style:name="T49" style:family="text">
      <style:text-properties fo:language="en" fo:country="US" officeooo:rsid="008fa444"/>
    </style:style>
    <style:style style:name="T50" style:family="text">
      <style:text-properties fo:language="en" fo:country="US" officeooo:rsid="0097d2ea"/>
    </style:style>
    <style:style style:name="T51" style:family="text">
      <style:text-properties officeooo:rsid="00053b3e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b757a" style:font-weight-asian="bold" style:font-weight-complex="bold"/>
    </style:style>
    <style:style style:name="T54" style:family="text">
      <style:text-properties officeooo:rsid="0009b97f"/>
    </style:style>
    <style:style style:name="T55" style:family="text">
      <style:text-properties fo:font-style="normal" style:text-underline-style="none" officeooo:rsid="000fcfb0" style:font-style-asian="normal" style:font-style-complex="normal"/>
    </style:style>
    <style:style style:name="T56" style:family="text">
      <style:text-properties fo:font-style="normal" style:text-underline-style="none" officeooo:rsid="00119674" style:font-style-asian="normal" style:font-style-complex="normal"/>
    </style:style>
    <style:style style:name="T57" style:family="text">
      <style:text-properties fo:font-style="normal" style:text-underline-style="none" officeooo:rsid="001b757a" style:font-style-asian="normal" style:font-style-complex="normal"/>
    </style:style>
    <style:style style:name="T58" style:family="text">
      <style:text-properties fo:font-style="normal" style:text-underline-style="none" officeooo:rsid="001c8700" style:font-style-asian="normal" style:font-style-complex="normal"/>
    </style:style>
    <style:style style:name="T59" style:family="text">
      <style:text-properties fo:font-style="normal" style:text-underline-style="none" officeooo:rsid="0005cdde" style:font-style-asian="normal" style:font-style-complex="normal"/>
    </style:style>
    <style:style style:name="T60" style:family="text">
      <style:text-properties officeooo:rsid="001b757a"/>
    </style:style>
    <style:style style:name="T61" style:family="text">
      <style:text-properties officeooo:rsid="00239677"/>
    </style:style>
    <style:style style:name="T62" style:family="text">
      <style:text-properties officeooo:rsid="0035f7e0"/>
    </style:style>
    <style:style style:name="T63" style:family="text">
      <style:text-properties officeooo:rsid="003692ff"/>
    </style:style>
    <style:style style:name="T64" style:family="text">
      <style:text-properties officeooo:rsid="0037ecd7"/>
    </style:style>
    <style:style style:name="T65" style:family="text">
      <style:text-properties officeooo:rsid="0038682d"/>
    </style:style>
    <style:style style:name="T66" style:family="text">
      <style:text-properties officeooo:rsid="00433505"/>
    </style:style>
    <style:style style:name="T67" style:family="text">
      <style:text-properties officeooo:rsid="00444a3b"/>
    </style:style>
    <style:style style:name="T68" style:family="text">
      <style:text-properties officeooo:rsid="004b47c5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529b97" style:font-weight-asian="normal" style:font-weight-complex="normal"/>
    </style:style>
    <style:style style:name="T71" style:family="text">
      <style:text-properties fo:font-weight="normal" officeooo:rsid="00544a0b" style:font-weight-asian="normal" style:font-weight-complex="normal"/>
    </style:style>
    <style:style style:name="T72" style:family="text">
      <style:text-properties fo:font-weight="normal" officeooo:rsid="008d7701" style:font-weight-asian="normal" style:font-weight-complex="normal"/>
    </style:style>
    <style:style style:name="T73" style:family="text">
      <style:text-properties fo:font-weight="normal" officeooo:rsid="008e950f" style:font-weight-asian="normal" style:font-weight-complex="normal"/>
    </style:style>
    <style:style style:name="T74" style:family="text">
      <style:text-properties fo:font-weight="normal" officeooo:rsid="008777b9" style:font-weight-asian="normal" style:font-weight-complex="normal"/>
    </style:style>
    <style:style style:name="T75" style:family="text">
      <style:text-properties officeooo:rsid="00545609"/>
    </style:style>
    <style:style style:name="T76" style:family="text">
      <style:text-properties officeooo:rsid="0069bd43"/>
    </style:style>
    <style:style style:name="T77" style:family="text">
      <style:text-properties officeooo:rsid="006d04d1"/>
    </style:style>
    <style:style style:name="T78" style:family="text">
      <style:text-properties style:use-window-font-color="true" fo:language="en" fo:country="US"/>
    </style:style>
    <style:style style:name="T79" style:family="text">
      <style:text-properties style:use-window-font-color="true" fo:language="en" fo:country="US" officeooo:rsid="007d4daa"/>
    </style:style>
    <style:style style:name="T80" style:family="text">
      <style:text-properties style:use-window-font-color="true" fo:language="en" fo:country="US" officeooo:rsid="007dee1b"/>
    </style:style>
    <style:style style:name="T81" style:family="text">
      <style:text-properties style:use-window-font-color="true" fo:language="en" fo:country="US" fo:font-weight="normal" style:font-weight-asian="normal" style:font-weight-complex="normal"/>
    </style:style>
    <style:style style:name="T82" style:family="text">
      <style:text-properties style:use-window-font-color="true" fo:language="en" fo:country="US" fo:font-weight="normal" officeooo:rsid="007d4daa" style:font-weight-asian="normal" style:font-weight-complex="normal"/>
    </style:style>
    <style:style style:name="T83" style:family="text">
      <style:text-properties style:use-window-font-color="true" fo:language="en" fo:country="US" fo:font-weight="normal" officeooo:rsid="000b53e9" style:font-weight-asian="normal" style:font-weight-complex="normal"/>
    </style:style>
    <style:style style:name="T84" style:family="text">
      <style:text-properties style:use-window-font-color="true" fo:language="en" fo:country="US" fo:font-weight="normal" officeooo:rsid="004b47c5" style:font-weight-asian="normal" style:font-weight-complex="normal"/>
    </style:style>
    <style:style style:name="T85" style:family="text">
      <style:text-properties style:use-window-font-color="true" fo:language="en" fo:country="US" fo:font-weight="normal" officeooo:rsid="00053b3e" style:font-weight-asian="normal" style:font-weight-complex="normal"/>
    </style:style>
    <style:style style:name="T86" style:family="text">
      <style:text-properties style:use-window-font-color="true" fo:language="en" fo:country="US" fo:font-weight="normal" officeooo:rsid="0001f152" style:font-weight-asian="normal" style:font-weight-complex="normal"/>
    </style:style>
    <style:style style:name="T87" style:family="text">
      <style:text-properties style:use-window-font-color="true" fo:language="en" fo:country="US" fo:font-weight="normal" officeooo:rsid="008d7701" style:font-weight-asian="normal" style:font-weight-complex="normal"/>
    </style:style>
    <style:style style:name="T88" style:family="text">
      <style:text-properties style:use-window-font-color="true" fo:language="en" fo:country="US" fo:font-weight="normal" officeooo:rsid="008e0ddb" style:font-weight-asian="normal" style:font-weight-complex="normal"/>
    </style:style>
    <style:style style:name="T89" style:family="text">
      <style:text-properties style:use-window-font-color="true" fo:language="en" fo:country="US" officeooo:rsid="00891e6d"/>
    </style:style>
    <style:style style:name="T90" style:family="text">
      <style:text-properties style:use-window-font-color="true" fo:language="en" fo:country="US" officeooo:rsid="008e0ddb"/>
    </style:style>
    <style:style style:name="T91" style:family="text">
      <style:text-properties style:use-window-font-color="true" fo:language="en" fo:country="US" fo:font-weight="bold" officeooo:rsid="00891e6d" style:font-weight-asian="bold" style:font-weight-complex="bold"/>
    </style:style>
    <style:style style:name="T92" style:family="text">
      <style:text-properties style:use-window-font-color="true" officeooo:rsid="00891e6d"/>
    </style:style>
    <style:style style:name="T93" style:family="text">
      <style:text-properties style:use-window-font-color="true" officeooo:rsid="00720fa3"/>
    </style:style>
    <style:style style:name="T94" style:family="text">
      <style:text-properties officeooo:rsid="0080d63f"/>
    </style:style>
    <style:style style:name="T95" style:family="text">
      <style:text-properties officeooo:rsid="00826c80"/>
    </style:style>
    <style:style style:name="T96" style:family="text">
      <style:text-properties officeooo:rsid="0083fd6c"/>
    </style:style>
    <style:style style:name="T97" style:family="text">
      <style:text-properties officeooo:rsid="008adde6"/>
    </style:style>
    <style:style style:name="T98" style:family="text">
      <style:text-properties officeooo:rsid="008b2234"/>
    </style:style>
    <style:style style:name="T99" style:family="text">
      <style:text-properties officeooo:rsid="008b7793"/>
    </style:style>
    <style:style style:name="T100" style:family="text">
      <style:text-properties officeooo:rsid="008e950f"/>
    </style:style>
    <style:style style:name="T101" style:family="text">
      <style:text-properties officeooo:rsid="0096ce15"/>
    </style:style>
    <style:style style:name="T102" style:family="text">
      <style:text-properties officeooo:rsid="0097d2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pen questions:</text:p>
      <text:p text:style-name="P39"><text:span text:style-name="T71">1) </text:span><text:span text:style-name="T70">may script just change page url in browser without reloading own state(some cached data, settings…)</text:span></text:p>
      <text:p text:style-name="P40"><text:span text:style-name="T71">2) </text:span><text:span text:style-name="T70">d</text:span><text:span text:style-name="T69">oes java script has any inheritance for information presentation(template of some form, which be fullfiled)</text:span></text:p>
      <text:p text:style-name="P5"/>
      <text:p text:style-name="P119"><text:span text:style-name="T48">NOTE: </text:span><text:span text:style-name="T39">specify relative a</text:span><text:span text:style-name="T48">ddresses</text:span></text:p>
      <text:p text:style-name="P51"/>
      <text:p text:style-name="P53">Types of pages</text:p>
      <text:p text:style-name="P77">NOTE: relative address may be fullfield be query parameters “lang”, “page” and “Address fragments” <text:span text:style-name="T98">specific for applies filters/sortings (see below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3">Name</text:p>
          </table:table-cell>
          <table:table-cell table:style-name="Table1.A1" office:value-type="string">
            <text:p text:style-name="P109">Description</text:p>
          </table:table-cell>
          <table:table-cell table:style-name="Table1.C1" office:value-type="string">
            <text:p text:style-name="P132">Relative address</text:p>
          </table:table-cell>
        </table:table-row>
        <table:table-row>
          <table:table-cell table:style-name="Table1.A2" office:value-type="string">
            <text:p text:style-name="P76">Index page</text:p>
          </table:table-cell>
          <table:table-cell table:style-name="Table1.A2" office:value-type="string">
            <text:p text:style-name="P108"><text:span text:style-name="T42">Contains categories and various information</text:span></text:p>
          </table:table-cell>
          <table:table-cell table:style-name="Table1.C2" office:value-type="string">
            <text:p text:style-name="Table_20_Contents">/</text:p>
          </table:table-cell>
        </table:table-row>
        <table:table-row>
          <table:table-cell table:style-name="Table1.A2" office:value-type="string">
            <text:p text:style-name="Table_20_Contents"><text:span text:style-name="T97">Assortment</text:span> page</text:p>
          </table:table-cell>
          <table:table-cell table:style-name="Table1.A2" office:value-type="string">
            <text:p text:style-name="P137">Contains <text:span text:style-name="T42">categories and/or </text:span><text:span text:style-name="T47">products, optionally filters and/or sortings</text:span></text:p>
          </table:table-cell>
          <table:table-cell table:style-name="Table1.C2" office:value-type="string">
            <text:p text:style-name="Table_20_Contents">/<text:span text:style-name="T97">&lt;”id” of category&gt;</text:span></text:p>
          </table:table-cell>
        </table:table-row>
        <table:table-row>
          <table:table-cell table:style-name="Table1.A2" office:value-type="string">
            <text:p text:style-name="P140">Search results page</text:p>
          </table:table-cell>
          <table:table-cell table:style-name="Table1.A2" office:value-type="string">
            <text:p text:style-name="P140">Similar to “Assortment page” but with different address</text:p>
          </table:table-cell>
          <table:table-cell table:style-name="Table1.C2" office:value-type="string">
            <text:p text:style-name="P141"><text:span text:style-name="T99">?search=</text:span><text:span text:style-name="T80">&lt;url encoded string&gt;</text:span></text:p>
          </table:table-cell>
        </table:table-row>
        <table:table-row>
          <table:table-cell table:style-name="Table1.A2" office:value-type="string">
            <text:p text:style-name="P138">Product page</text:p>
          </table:table-cell>
          <table:table-cell table:style-name="Table1.A2" office:value-type="string">
            <text:p text:style-name="P138">Contains only information about product</text:p>
          </table:table-cell>
          <table:table-cell table:style-name="Table1.C2" office:value-type="string">
            <text:p text:style-name="P137"><text:span text:style-name="T25">/product?store=&lt;“storage” </text:span><text:span text:style-name="T26">of product</text:span><text:span text:style-name="T25">&gt;&amp;id=&lt;”</text:span><text:span text:style-name="T26">id</text:span><text:span text:style-name="T25">” </text:span><text:span text:style-name="T26">of product</text:span><text:span text:style-name="T25">&gt;</text:span></text:p>
          </table:table-cell>
        </table:table-row>
        <table:table-row>
          <table:table-cell table:style-name="Table1.A2" office:value-type="string">
            <text:p text:style-name="P138">Cart page</text:p>
          </table:table-cell>
          <table:table-cell table:style-name="Table1.A2" office:value-type="string">
            <text:p text:style-name="P137"><text:span text:style-name="T97">Contains all products, which will be ordered. May allow to change amount of product, remove product from cart.</text:span></text:p>
          </table:table-cell>
          <table:table-cell table:style-name="Table1.C2" office:value-type="string">
            <text:p text:style-name="P137">/<text:span text:style-name="T97">cart</text:span></text:p>
          </table:table-cell>
        </table:table-row>
        <table:table-row>
          <table:table-cell table:style-name="Table1.A2" office:value-type="string">
            <text:p text:style-name="P138">Compare page</text:p>
          </table:table-cell>
          <table:table-cell table:style-name="Table1.A2" office:value-type="string">
            <text:p text:style-name="P138">Contains all products, choosen for comparison and video discussion with seller.</text:p>
            <text:p text:style-name="P148"><text:span text:style-name="T97">Video call functionality will be defined later.</text:span></text:p>
          </table:table-cell>
          <table:table-cell table:style-name="Table1.C2" office:value-type="string">
            <text:p text:style-name="P137">/<text:span text:style-name="T97">compare</text:span></text:p>
          </table:table-cell>
        </table:table-row>
        <table:table-row>
          <table:table-cell table:style-name="Table1.A2" office:value-type="string">
            <text:p text:style-name="P149">Not found page</text:p>
          </table:table-cell>
          <table:table-cell table:style-name="Table1.A2" office:value-type="string">
            <text:p text:style-name="P149">Shown when requested page does not exist</text:p>
          </table:table-cell>
          <table:table-cell table:style-name="Table1.C2" office:value-type="string">
            <text:p text:style-name="P137">/<text:span text:style-name="T101">not-found</text:span></text:p>
          </table:table-cell>
        </table:table-row>
      </table:table>
      <text:p text:style-name="P53"/>
      <text:p text:style-name="P110">Use-cas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3">Use-case</text:p>
          </table:table-cell>
          <table:table-cell table:style-name="Table7.B1" office:value-type="string">
            <text:p text:style-name="P133">Behaviour</text:p>
          </table:table-cell>
        </table:table-row>
        <table:table-row>
          <table:table-cell table:style-name="Table7.A2" office:value-type="string">
            <text:p text:style-name="P115"><text:span text:style-name="T23">User c</text:span><text:span text:style-name="T27">licks on</text:span><text:span text:style-name="T23"> category</text:span></text:p>
          </table:table-cell>
          <table:table-cell table:style-name="Table7.B2" office:value-type="string">
            <text:p text:style-name="P115"><text:span text:style-name="T23">browser load</text:span><text:span text:style-name="T27">s</text:span><text:span text:style-name="T23"> “</text:span><text:span text:style-name="T27">Assortment page</text:span><text:span text:style-name="T23">”</text:span></text:p>
          </table:table-cell>
        </table:table-row>
        <table:table-row>
          <table:table-cell table:style-name="Table7.A2" office:value-type="string">
            <text:p text:style-name="P75">User c<text:span text:style-name="T98">licks on</text:span> product</text:p>
          </table:table-cell>
          <table:table-cell table:style-name="Table7.B2" office:value-type="string">
            <text:p text:style-name="P75">browser <text:span text:style-name="T98">loads “Product page”</text:span></text:p>
          </table:table-cell>
        </table:table-row>
        <table:table-row>
          <table:table-cell table:style-name="Table7.A2" office:value-type="string">
            <text:p text:style-name="P115"><text:span text:style-name="T23">User applies filter</text:span><text:span text:style-name="T24">s</text:span><text:span text:style-name="T23"> </text:span><text:span text:style-name="T27">and sorting on “Assortment page”</text:span></text:p>
          </table:table-cell>
          <table:table-cell table:style-name="Table7.B2" office:value-type="string">
            <text:p text:style-name="P142"><text:span text:style-name="T98">Browser loads “Assortment page” with added “Address fragments” specific for applied filters/sortings (see below)</text:span></text:p>
          </table:table-cell>
        </table:table-row>
        <table:table-row>
          <table:table-cell table:style-name="Table7.A2" office:value-type="string">
            <text:p text:style-name="P139">User apply search on site</text:p>
          </table:table-cell>
          <table:table-cell table:style-name="Table7.B2" office:value-type="string">
            <text:p text:style-name="P140">Browser loads “Search results page”</text:p>
          </table:table-cell>
        </table:table-row>
      </table:table>
      <text:p text:style-name="P120"><text:span text:style-name="T72">After page is loaded, FE should communicate with BE to define data, to present. See “Pages and REST API”</text:span></text:p>
      <text:p text:style-name="P118"/>
      <text:p text:style-name="P111">Query parameters</text:p>
      <text:p text:style-name="P117"><text:span text:style-name="T99">Parameters attached at the end of URL by ? and joined by &amp;</text:span></text:p>
      <text:p text:style-name="P116"><text:span text:style-name="T99">E</text:span>xample: site.com/page<text:span text:style-name="T52">?</text:span>param1=value1<text:span text:style-name="T52">&amp;</text:span>param2=value2<text:span text:style-name="T52">&amp;</text:span>param3=value3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4">Parameter</text:p>
          </table:table-cell>
          <table:table-cell table:style-name="Table8.A1" office:value-type="string">
            <text:p text:style-name="P134">Description</text:p>
          </table:table-cell>
          <table:table-cell table:style-name="Table8.C1" office:value-type="string">
            <text:p text:style-name="P135">Possible values</text:p>
          </table:table-cell>
        </table:table-row>
        <table:table-row>
          <table:table-cell table:style-name="Table8.A2" office:value-type="string">
            <text:p text:style-name="P140">lang</text:p>
          </table:table-cell>
          <table:table-cell table:style-name="Table8.A2" office:value-type="string">
            <text:p text:style-name="P143">User interface language</text:p>
          </table:table-cell>
          <table:table-cell table:style-name="Table8.C2" office:value-type="string">
            <text:p text:style-name="P143">ua, en, ru</text:p>
          </table:table-cell>
        </table:table-row>
        <text:soft-page-break/>
        <table:table-row>
          <table:table-cell table:style-name="Table8.A2" office:value-type="string">
            <text:p text:style-name="P143">page</text:p>
          </table:table-cell>
          <table:table-cell table:style-name="Table8.A2" office:value-type="string">
            <text:p text:style-name="P143">All content is splited on pages. This parameter defines which page to show. It is not mandatory for first page</text:p>
          </table:table-cell>
          <table:table-cell table:style-name="Table8.C2" office:value-type="string">
            <text:p text:style-name="P143">1, 2, 3, …</text:p>
          </table:table-cell>
        </table:table-row>
      </table:table>
      <text:p text:style-name="P114">Example.</text:p>
      <text:p text:style-name="P125"><text:span text:style-name="T73">Page 2 of content of category with “id”=3 should be in English</text:span></text:p>
      <text:p text:style-name="P126"><text:span text:style-name="T69">translates to</text:span></text:p>
      <text:p text:style-name="P126"><text:span text:style-name="T69">/2?page=2&amp;lang=en</text:span></text:p>
      <text:p text:style-name="P110"/>
      <text:p text:style-name="P54">Address fragments</text:p>
      <text:p text:style-name="P120"><text:span text:style-name="T23">S</text:span><text:span text:style-name="T28">ome extra path, which is used to pass information to BE:</text:span></text:p>
      <text:p text:style-name="P120"><text:span text:style-name="T28"/></text:p>
      <text:p text:style-name="P144"><text:span text:style-name="T27">1</text:span><text:span text:style-name="T28">) about</text:span><text:span text:style-name="T27"> applied filters</text:span><text:span text:style-name="T24"> </text:span><text:span text:style-name="T30">use sub-folder </text:span><text:span text:style-name="T82">/filters </text:span><text:span text:style-name="T88">with matrix parameters:</text:span></text:p>
      <text:list xml:id="list555948033" text:style-name="List_20_1">
        <text:list-item>
          <text:p text:style-name="P123"><text:span text:style-name="T28">for filters’s </text:span><text:span text:style-name="T22">“c</text:span><text:span text:style-name="T29">lass</text:span><text:span text:style-name="T22">” “check”/”radio”: </text:span><text:span text:style-name="T82">&lt;flt id&gt;=&lt;opt. id&gt;+&lt;opt. id&gt;</text:span></text:p>
        </text:list-item>
        <text:list-item>
          <text:p text:style-name="P122"><text:span text:style-name="T87">for filters’s </text:span><text:span text:style-name="T83">“c</text:span><text:span text:style-name="T84">lass</text:span><text:span text:style-name="T83">” “</text:span><text:span text:style-name="T85">int-</text:span><text:span text:style-name="T86">range”/”</text:span><text:span text:style-name="T85">float-range”: </text:span><text:span text:style-name="T82">&lt;flt. id&gt;=&lt;min.&gt;+&lt;max.&gt;</text:span></text:p>
        </text:list-item>
      </text:list>
      <text:p text:style-name="P112"><text:span text:style-name="T79">E</text:span><text:span text:style-name="T90">xample.</text:span></text:p>
      <text:p text:style-name="P121"><text:span text:style-name="T88">Filter with “id”=2 and “class”=“check”, chosen options with “id”=2, 4, 5</text:span></text:p>
      <text:p text:style-name="P124"><text:span text:style-name="T81">and</text:span></text:p>
      <text:p text:style-name="P121"><text:span text:style-name="T88">filter with “id”=3 and “class”=“int-range”, chosen range [1; 10]</text:span></text:p>
      <text:p text:style-name="P124"><text:span text:style-name="T88">t</text:span><text:span text:style-name="T81">ranslates to</text:span></text:p>
      <text:p text:style-name="P121"><text:span text:style-name="T88">/filters;2=2+4+5;3=1+10</text:span></text:p>
      <text:p text:style-name="P121"><text:span text:style-name="T82"/></text:p>
      <text:p text:style-name="P124"><text:span text:style-name="T82">2</text:span><text:span text:style-name="T81">) about applies sorting use sub-folder/sortings with matrix parameters </text:span><text:span text:style-name="T82">&lt;sort. id&gt;=&lt;opt. id&gt;</text:span></text:p>
      <text:p text:style-name="P113"><text:span text:style-name="T79">E</text:span><text:span text:style-name="T78">xample.</text:span></text:p>
      <text:p text:style-name="P121"><text:span text:style-name="T88">Sorting with “id”=10, chosen option with “id”=8</text:span></text:p>
      <text:p text:style-name="P124"><text:span text:style-name="T88">a</text:span><text:span text:style-name="T81">nd </text:span></text:p>
      <text:p text:style-name="P121"><text:span text:style-name="T88">sorting with “id”=11, chosen option with “id”=119</text:span></text:p>
      <text:p text:style-name="P124"><text:span text:style-name="T81">translates to</text:span></text:p>
      <text:p text:style-name="P124"><text:span text:style-name="T81">/sortings;10=8;11=119</text:span></text:p>
      <text:p text:style-name="P124"><text:span text:style-name="T81"/></text:p>
      <text:p text:style-name="P121"><text:span text:style-name="T89">Path fragments </text:span><text:span text:style-name="T79">/</text:span><text:span text:style-name="T89">filters and /sortings may be in any order in requested address.</text:span></text:p>
      <text:p text:style-name="P121"><text:span text:style-name="T91">Example.</text:span></text:p>
      <text:p text:style-name="P121"><text:span text:style-name="T89">/filters;1</text:span><text:span text:style-name="T90">=2</text:span><text:span text:style-name="T89">/sorting;1</text:span><text:span text:style-name="T90">1=22</text:span><text:span text:style-name="T89"> </text:span><text:span text:style-name="T91">is the same as</text:span><text:span text:style-name="T89"> /sorting;1</text:span><text:span text:style-name="T90">1=22</text:span><text:span text:style-name="T89">/filters;1</text:span><text:span text:style-name="T90">=2.</text:span></text:p>
      <text:p text:style-name="P90"><text:span text:style-name="T92"/></text:p>
      <text:p text:style-name="P52"><text:span text:style-name="T92">P</text:span><text:span text:style-name="T93">ages and REST API</text:span></text:p>
      <text:p text:style-name="P58">API accessible from any page</text:p>
      <text:p text:style-name="P93">To get number of products(field “contains”) and max. allowed number of products(field “size”) <text:s/>in car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0">Request</text:p>
          </table:table-cell>
          <table:table-cell table:style-name="Table6.B1" office:value-type="string">
            <text:p text:style-name="P46">Response</text:p>
          </table:table-cell>
        </table:table-row>
        <table:table-row>
          <table:table-cell table:style-name="Table6.A2" office:value-type="string">
            <text:p text:style-name="P44">GET /<text:span text:style-name="T94">api/shop/</text:span>cart/<text:span text:style-name="T95">fullness</text:span></text:p>
          </table:table-cell>
          <table:table-cell table:style-name="Table6.B2" office:value-type="string">
            <text:p text:style-name="P44">{</text:p>
            <text:p text:style-name="P102"><text:span text:style-name="T77"><text:tab/>size: &lt;max. number of products&gt;</text:span></text:p>
            <text:p text:style-name="P102"><text:span text:style-name="T77"><text:tab/>contains: &lt;number of products&gt;</text:span></text:p>
            <text:p text:style-name="P44">}</text:p>
          </table:table-cell>
        </table:table-row>
      </table:table>
      <text:p text:style-name="P59"/>
      <text:p text:style-name="P129"><text:span text:style-name="T49">To get number of products(field “contains”) and max. allowed number of products(field “size”) <text:s/>in compare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6">Request</text:p>
          </table:table-cell>
          <table:table-cell table:style-name="Table13.B1" office:value-type="string">
            <text:p text:style-name="P147">Response</text:p>
          </table:table-cell>
        </table:table-row>
        <table:table-row>
          <table:table-cell table:style-name="Table13.A2" office:value-type="string">
            <text:p text:style-name="P103">GET /<text:span text:style-name="T94">api/shop/</text:span>compare/<text:span text:style-name="T95">fullness</text:span></text:p>
          </table:table-cell>
          <table:table-cell table:style-name="Table13.B2" office:value-type="string">
            <text:p text:style-name="P95">{</text:p>
            <text:p text:style-name="P95"><text:tab/>size: &lt;max. number of products&gt;</text:p>
            <text:p text:style-name="P95"><text:tab/>contains: &lt;number of products&gt;</text:p>
            <text:p text:style-name="P95"><text:soft-page-break/>}</text:p>
          </table:table-cell>
        </table:table-row>
      </table:table>
      <text:p text:style-name="P55">I<text:span text:style-name="T100">ndex page</text:span></text:p>
      <text:p text:style-name="P78">Same as for “Assortment page”</text:p>
      <text:p text:style-name="P107"><text:span text:style-name="T42">I</text:span><text:span text:style-name="T2">f specific customer does not require products on this page – simply ignore fields “filters”, “sorting” from response.</text:span></text:p>
      <text:p text:style-name="P107"><text:span text:style-name="T2"/></text:p>
      <text:p text:style-name="P136"><text:span text:style-name="T47">Assortment</text:span><text:span text:style-name="T46"> page</text:span></text:p>
      <text:p text:style-name="P145"><text:span text:style-name="T23">T</text:span><text:span text:style-name="T28">o define data, to present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1">Request</text:p>
          </table:table-cell>
          <table:table-cell table:style-name="Table2.B1" office:value-type="string">
            <text:p text:style-name="P47">Response</text:p>
          </table:table-cell>
        </table:table-row>
        <table:table-row>
          <table:table-cell table:style-name="Table2.A2" office:value-type="string">
            <text:p text:style-name="P99"><text:span text:style-name="T38">GET /</text:span><text:span text:style-name="T44">api/shop/</text:span><text:span text:style-name="T46">content/</text:span><text:span text:style-name="T44">&lt;relative page address&gt;</text:span></text:p>
          </table:table-cell>
          <table:table-cell table:style-name="Table2.B2" office:value-type="string">
            <text:p text:style-name="P60">{</text:p>
            <text:p text:style-name="P67"><text:tab/>“total-pages”: &lt;total number of pages&gt;, </text:p>
            <text:p text:style-name="P43"><text:span text:style-name="T40"><text:tab/>“pages”: [ </text:span><text:span text:style-name="T42">&lt;page presentation&gt;, … </text:span><text:span text:style-name="T40">],</text:span></text:p>
            <text:p text:style-name="P43"><text:span text:style-name="T40"><text:tab/>“</text:span><text:span text:style-name="T42">filters</text:span><text:span text:style-name="T40">”: </text:span><text:span text:style-name="T42">[ &lt;filter presentation&gt;, … ],</text:span></text:p>
            <text:p text:style-name="P68"><text:tab/>“sortings”: [ &lt;sorting presentation&gt;, … ]</text:p>
            <text:p text:style-name="P68"><text:tab/>“<text:span text:style-name="T102">parameters</text:span>”: <text:span text:style-name="T102">[{&lt;parameter name&gt;: &lt;parameter label&gt;}]</text:span></text:p>
            <text:p text:style-name="P60">}</text:p>
          </table:table-cell>
        </table:table-row>
      </table:table>
      <text:p text:style-name="P69"/>
      <text:p text:style-name="P56">C<text:span text:style-name="T100">art page</text:span></text:p>
      <text:p text:style-name="P131"><text:span text:style-name="T74">T</text:span><text:span text:style-name="T72">o </text:span><text:span text:style-name="T73">get products in cart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5">Request</text:p>
          </table:table-cell>
          <table:table-cell table:style-name="Table9.B1" office:value-type="string">
            <text:p text:style-name="P146">Response</text:p>
          </table:table-cell>
        </table:table-row>
        <table:table-row>
          <table:table-cell table:style-name="Table9.A2" office:value-type="string">
            <text:p text:style-name="P125"><text:span text:style-name="T38">GET /</text:span><text:span text:style-name="T44">api/shop/</text:span><text:span text:style-name="T45">cart/products</text:span></text:p>
          </table:table-cell>
          <table:table-cell table:style-name="Table9.B2" office:value-type="string">
            <text:p text:style-name="P65">{</text:p>
            <text:p text:style-name="P125"><text:span text:style-name="T38"><text:tab/>“p</text:span><text:span text:style-name="T43">roducts”: [ &lt;product presentation&gt;, … ]</text:span></text:p>
            <text:p text:style-name="P130"><text:span text:style-name="T43"><text:tab/></text:span><text:span text:style-name="T42">“</text:span><text:span text:style-name="T50">parameters</text:span><text:span text:style-name="T42">”: </text:span><text:span text:style-name="T50">[{&lt;parameter name&gt;: &lt;parameter label&gt;}]</text:span></text:p>
            <text:p text:style-name="P65">}</text:p>
          </table:table-cell>
        </table:table-row>
      </table:table>
      <text:p text:style-name="P56"><text:span text:style-name="T72"/></text:p>
      <text:p text:style-name="P57"><text:span text:style-name="T72">T</text:span><text:span text:style-name="T69">o remove product from cart(FE have no access to cookies)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2">Request</text:p>
          </table:table-cell>
          <table:table-cell table:style-name="Table3.B1" office:value-type="string">
            <text:p text:style-name="P48">Response</text:p>
          </table:table-cell>
        </table:table-row>
        <table:table-row>
          <table:table-cell table:style-name="Table3.A2" office:value-type="string">
            <text:p text:style-name="P104">POST /api/shop/cart/products</text:p>
            <text:p text:style-name="P104">{</text:p>
            <text:p text:style-name="P104"><text:tab/>“action”: “remove”,</text:p>
            <text:p text:style-name="P104"><text:tab/>“products”: [{id: &lt;&gt;, store: &lt;&gt;}, … ]</text:p>
            <text:p text:style-name="P104">}</text:p>
          </table:table-cell>
          <table:table-cell table:style-name="Table3.B2" office:value-type="string">
            <text:p text:style-name="P91">HTTP status 200(OK)</text:p>
          </table:table-cell>
        </table:table-row>
      </table:table>
      <text:p text:style-name="P70"/>
      <text:p text:style-name="P92">To proceed to ordering</text:p>
      <text:p text:style-name="P98">Not finished yet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5">Request</text:p>
          </table:table-cell>
          <table:table-cell table:style-name="Table10.B1" office:value-type="string">
            <text:p text:style-name="P146">Response</text:p>
          </table:table-cell>
        </table:table-row>
        <table:table-row>
          <table:table-cell table:style-name="Table10.A2" office:value-type="string">
            <text:p text:style-name="P100">POST <text:span text:style-name="T38">/</text:span><text:span text:style-name="T44">api/shop/</text:span><text:span text:style-name="T45">order</text:span></text:p>
            <text:p text:style-name="P101">{</text:p>
            <text:p text:style-name="P101"><text:tab/>“<text:span text:style-name="T76">orders”: [ &lt;order presentation&gt;, … <text:s/>]</text:span></text:p>
            <text:p text:style-name="P101">}</text:p>
          </table:table-cell>
          <table:table-cell table:style-name="Table10.B2" office:value-type="string">
            <text:p text:style-name="P127">Redirect to payment</text:p>
          </table:table-cell>
        </table:table-row>
      </table:table>
      <text:p text:style-name="P71"/>
      <text:p text:style-name="P56">C<text:span text:style-name="T100">ompare page</text:span></text:p>
      <text:p text:style-name="P78">To get products in “compare”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3">Request</text:p>
          </table:table-cell>
          <table:table-cell table:style-name="Table4.B1" office:value-type="string">
            <text:p text:style-name="P49">Response</text:p>
          </table:table-cell>
        </table:table-row>
        <text:soft-page-break/>
        <table:table-row>
          <table:table-cell table:style-name="Table4.A2" office:value-type="string">
            <text:p text:style-name="P99"><text:span text:style-name="T38">GET /</text:span><text:span text:style-name="T44">api/shop/</text:span><text:span text:style-name="T45">compare/products</text:span></text:p>
          </table:table-cell>
          <table:table-cell table:style-name="Table4.B2" office:value-type="string">
            <text:p text:style-name="P63">{</text:p>
            <text:p text:style-name="P106"><text:span text:style-name="T38"><text:tab/>“p</text:span><text:span text:style-name="T43">roducts”: [ &lt;product presentation&gt;, … ]</text:span></text:p>
            <text:p text:style-name="P130"><text:span text:style-name="T43"><text:tab/></text:span><text:span text:style-name="T42">“</text:span><text:span text:style-name="T50">parameters</text:span><text:span text:style-name="T42">”: </text:span><text:span text:style-name="T50">[{&lt;parameter name&gt;: &lt;parameter label&gt;}]</text:span></text:p>
            <text:p text:style-name="P63">}</text:p>
          </table:table-cell>
        </table:table-row>
      </table:table>
      <text:p text:style-name="P72"/>
      <text:p text:style-name="P128"><text:span text:style-name="T28">T</text:span><text:span text:style-name="T31">o remove product from c</text:span><text:span text:style-name="T32">ompare</text:span><text:span text:style-name="T31">(FE have no access to cookies)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5">Request</text:p>
          </table:table-cell>
          <table:table-cell table:style-name="Table11.B1" office:value-type="string">
            <text:p text:style-name="P146">Response</text:p>
          </table:table-cell>
        </table:table-row>
        <table:table-row>
          <table:table-cell table:style-name="Table11.A2" office:value-type="string">
            <text:p text:style-name="P105"><text:span text:style-name="T96">POST /api/shop/compare/products</text:span></text:p>
            <text:p text:style-name="P104">{</text:p>
            <text:p text:style-name="P104"><text:tab/>“action”: “remove”,</text:p>
            <text:p text:style-name="P104"><text:tab/>“products”: [{id: &lt;&gt;, store: &lt;&gt;}, … ]</text:p>
            <text:p text:style-name="P104">}</text:p>
          </table:table-cell>
          <table:table-cell table:style-name="Table11.B2" office:value-type="string">
            <text:p text:style-name="P91">HTTP status 200(OK)</text:p>
          </table:table-cell>
        </table:table-row>
      </table:table>
      <text:p text:style-name="P73"/>
      <text:p text:style-name="P73"/>
      <text:p text:style-name="P97">Functionality of video call is not defined yet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5">Request</text:p>
          </table:table-cell>
          <table:table-cell table:style-name="Table12.B1" office:value-type="string">
            <text:p text:style-name="P146">Response</text:p>
          </table:table-cell>
        </table:table-row>
        <table:table-row>
          <table:table-cell table:style-name="Table12.A2" office:value-type="string">
            <text:p text:style-name="P125"><text:span text:style-name="T45"/></text:p>
          </table:table-cell>
          <table:table-cell table:style-name="Table12.B2" office:value-type="string">
            <text:p text:style-name="P65"/>
          </table:table-cell>
        </table:table-row>
      </table:table>
      <text:p text:style-name="P73"/>
      <text:p text:style-name="P73"/>
      <text:p text:style-name="P56">P<text:span text:style-name="T100">roduct page</text:span></text:p>
      <text:p text:style-name="P79">To define product to present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64">Request</text:p>
          </table:table-cell>
          <table:table-cell table:style-name="Table5.C1" office:value-type="string">
            <text:p text:style-name="P50">Response</text:p>
          </table:table-cell>
        </table:table-row>
        <table:table-row>
          <table:table-cell table:style-name="Table5.A2" office:value-type="string">
            <text:p text:style-name="P45"/>
          </table:table-cell>
          <table:table-cell table:style-name="Table5.A2" office:value-type="string">
            <text:p text:style-name="P45"><text:span text:style-name="T38">GET </text:span><text:span text:style-name="T41">/</text:span><text:span text:style-name="T46">api/shop/product/&lt;relative page address&gt;</text:span></text:p>
          </table:table-cell>
          <table:table-cell table:style-name="Table5.C2" office:value-type="string">
            <text:p text:style-name="P80">&lt;product presentation&gt;</text:p>
            <text:p text:style-name="P64"/>
          </table:table-cell>
        </table:table-row>
      </table:table>
      <text:p text:style-name="P6"/>
      <text:p text:style-name="P5"/>
      <text:p text:style-name="P5">Fields of JSON objects</text:p>
      <text:p text:style-name="P30">id – number; <text:span text:style-name="T60">id of product/filter/category/etc.;</text:span> not shown on page</text:p>
      <text:p text:style-name="P31">storage – number; id of table in relational DB; <text:span text:style-name="T75">not shown on page</text:span></text:p>
      <text:p text:style-name="P32">type – string; <text:span text:style-name="T65">type of this JSON; currently possible values: “category”/”product”/”filter”/”sort”</text:span></text:p>
      <text:p text:style-name="P35">class – string; defines concrete presentation, of specific parameters. Example: class “lamp” allways have this parameters: name, power, size.</text:p>
      <text:p text:style-name="P11"><text:span text:style-name="T1">label – string; </text:span><text:span text:style-name="T3">t</text:span><text:span text:style-name="T17">ext to show</text:span></text:p>
      <text:p text:style-name="P16"><text:span text:style-name="T37">l</text:span><text:span text:style-name="T2">ink – </text:span><text:span text:style-name="T6">string, </text:span><text:span text:style-name="T2">(NOT relative) link</text:span></text:p>
      <text:p text:style-name="P17"><text:span text:style-name="T14">description – string(simple text </text:span><text:span text:style-name="T15">or</text:span><text:span text:style-name="T14"> html fragment)</text:span></text:p>
      <text:p text:style-name="P21"><text:span text:style-name="T60">photo – string </text:span><text:span text:style-name="T53">or</text:span><text:span text:style-name="T60"> array of strings; NOT relative links to product photos/category avatar</text:span></text:p>
      <text:p text:style-name="P20"/>
      <text:p text:style-name="P7">Product presentation</text:p>
      <text:p text:style-name="P1">Product is presented as a JSON array of objects – parameters of product.</text:p>
      <text:p text:style-name="P12">{</text:p>
      <text:p text:style-name="P12"><text:tab/>“<text:span text:style-name="T63">type</text:span>”: “<text:span text:style-name="T63">product</text:span>”,</text:p>
      <text:p text:style-name="P12"><text:tab/>“<text:span text:style-name="T66">class</text:span>”: “”,</text:p>
      <text:p text:style-name="P12"><text:tab/>“id”: _<text:span text:style-name="T54">id,</text:span></text:p>
      <text:p text:style-name="P12"><text:tab/>“<text:span text:style-name="T62">storage</text:span>”: _<text:span text:style-name="T62">storage,</text:span></text:p>
      <text:p text:style-name="P13"><text:tab/>“<text:span text:style-name="T61">name</text:span>”:<text:span text:style-name="T59"> “”</text:span></text:p>
      <text:p text:style-name="P14"><text:span text:style-name="T59"><text:tab/></text:span><text:span text:style-name="T55">“p</text:span><text:span text:style-name="T56">hoto</text:span><text:span text:style-name="T58">”</text:span><text:span text:style-name="T56">: _</text:span><text:span text:style-name="T57">photo,</text:span></text:p>
      <text:p text:style-name="P15"><text:soft-page-break/><text:span text:style-name="T51"><text:tab/></text:span><text:span text:style-name="T55">“description”: _description,</text:span></text:p>
      <text:p text:style-name="P96"><text:tab/>… </text:p>
      <text:p text:style-name="P12">}</text:p>
      <text:p text:style-name="P12"/>
      <text:p text:style-name="P28">Category presentation</text:p>
      <text:p text:style-name="P26">{</text:p>
      <text:p text:style-name="P26"><text:tab/>“<text:span text:style-name="T64">type</text:span>”: “<text:span text:style-name="T64">category”,</text:span></text:p>
      <text:p text:style-name="P26"><text:tab/>“<text:span text:style-name="T67">class</text:span>”: “”,</text:p>
      <text:p text:style-name="P26"><text:tab/>“id”: _id,</text:p>
      <text:p text:style-name="P36"><text:span text:style-name="T2"><text:tab/>“</text:span><text:span text:style-name="T21">name</text:span><text:span text:style-name="T2">”: _parameter_presentation</text:span></text:p>
      <text:p text:style-name="P37"><text:span text:style-name="T13"><text:tab/>“</text:span><text:span text:style-name="T16">photo”: _</text:span><text:span text:style-name="T20">photo,</text:span></text:p>
      <text:p text:style-name="P26"><text:tab/>...</text:p>
      <text:p text:style-name="P26">}</text:p>
      <text:p text:style-name="P12"/>
      <text:p text:style-name="P29">Content(categories and products) are divided on pages</text:p>
      <text:p text:style-name="P22"/>
      <text:p text:style-name="P8">Page presentation</text:p>
      <text:p text:style-name="P19">{</text:p>
      <text:p text:style-name="P19"><text:tab/>“number”: <text:span text:style-name="T60">&lt;page number, start from 1&gt;</text:span>,</text:p>
      <text:p text:style-name="P19"><text:tab/>“content”: [ ]</text:p>
      <text:p text:style-name="P25">}</text:p>
      <text:p text:style-name="P23"/>
      <text:p text:style-name="P11"><text:span text:style-name="T8">F</text:span><text:span text:style-name="T10">ilter</text:span><text:span text:style-name="T8"> presentation</text:span><text:span text:style-name="T9">(sorting and filtering)</text:span></text:p>
      <text:p text:style-name="P23">{</text:p>
      <text:p text:style-name="P23"><text:tab/>“<text:span text:style-name="T68">type</text:span>”: “<text:span text:style-name="T68">filter</text:span>”</text:p>
      <text:p text:style-name="P2"><text:span text:style-name="T2"><text:tab/>“id”: _</text:span><text:span text:style-name="T11">id,</text:span></text:p>
      <text:p text:style-name="P11"><text:span text:style-name="T3"><text:tab/>“label”: _</text:span><text:span text:style-name="T18">label</text:span><text:span text:style-name="T3">,</text:span></text:p>
      <text:p text:style-name="P11"><text:span text:style-name="T3"><text:tab/></text:span><text:span text:style-name="T10">and</text:span></text:p>
      <text:p text:style-name="P11"><text:span text:style-name="T3"><text:tab/>“c</text:span><text:span text:style-name="T36">lass</text:span><text:span text:style-name="T3">”: “check”/”radio”,</text:span></text:p>
      <text:p text:style-name="P18"><text:span text:style-name="T3"><text:tab/>“o</text:span><text:span text:style-name="T6">ptions”</text:span><text:span text:style-name="T3">: [</text:span></text:p>
      <text:p text:style-name="P3"><text:span text:style-name="T2"><text:tab/></text:span><text:span text:style-name="T4">{ </text:span></text:p>
      <text:p text:style-name="P3"><text:span text:style-name="T4"><text:tab/><text:tab/>“id”: _</text:span><text:span text:style-name="T18">id,</text:span></text:p>
      <text:p text:style-name="P3"><text:span text:style-name="T4"><text:tab/><text:tab/>“label”: _</text:span><text:span text:style-name="T18">label,</text:span></text:p>
      <text:p text:style-name="P27"><text:tab/><text:tab/>“active”: true/false,</text:p>
      <text:p text:style-name="P3"><text:span text:style-name="T4"><text:tab/><text:tab/>“plus-results”: </text:span><text:span text:style-name="T18">&lt;number&gt; </text:span></text:p>
      <text:p text:style-name="P27"><text:tab/>}</text:p>
      <text:p text:style-name="P3"><text:span text:style-name="T4"><text:tab/></text:span><text:span text:style-name="T2">]</text:span></text:p>
      <text:p text:style-name="P2"><text:span text:style-name="T2"><text:tab/></text:span><text:span text:style-name="T7">or </text:span></text:p>
      <text:p text:style-name="P38"><text:span text:style-name="T11"><text:tab/>“c</text:span><text:span text:style-name="T36">lass</text:span><text:span text:style-name="T11">”: “</text:span><text:span text:style-name="T5">int-</text:span><text:span text:style-name="T3">range”/”</text:span><text:span text:style-name="T5">float-range”</text:span></text:p>
      <text:p text:style-name="P2"><text:span text:style-name="T2"><text:tab/>“</text:span><text:span text:style-name="T4">active-range”: [_</text:span><text:span text:style-name="T12">min, _max</text:span><text:span text:style-name="T4">]</text:span></text:p>
      <text:p text:style-name="P2"><text:span text:style-name="T2"><text:tab/>“</text:span><text:span text:style-name="T5">absolute-</text:span><text:span text:style-name="T2">range”: [_</text:span><text:span text:style-name="T12">min, _max</text:span><text:span text:style-name="T2">]</text:span></text:p>
      <text:p text:style-name="P11"><text:span text:style-name="T3"><text:tab/>“</text:span><text:span text:style-name="T5">step”: &lt;</text:span><text:span text:style-name="T19">number&gt;</text:span></text:p>
      <text:p text:style-name="P23">}</text:p>
      <text:p text:style-name="P23"/>
      <text:p text:style-name="P41"><text:span text:style-name="T8">S</text:span><text:span text:style-name="T10">orting</text:span><text:span text:style-name="T8"> presentation</text:span><text:span text:style-name="T9">(sorting and filtering)</text:span></text:p>
      <text:p text:style-name="P24">{</text:p>
      <text:p text:style-name="P24"><text:tab/>“<text:span text:style-name="T68">type</text:span>”: ”<text:span text:style-name="T68">sort</text:span>”</text:p>
      <text:p text:style-name="P4"><text:span text:style-name="T2"><text:tab/>“id”: _</text:span><text:span text:style-name="T11">id,</text:span></text:p>
      <text:p text:style-name="P41"><text:span text:style-name="T3"><text:tab/>“label”: _</text:span><text:span text:style-name="T18">label</text:span><text:span text:style-name="T3">,</text:span></text:p>
      <text:p text:style-name="P41"><text:soft-page-break/><text:span text:style-name="T3"><text:tab/>“o</text:span><text:span text:style-name="T6">ptions”</text:span><text:span text:style-name="T3">: [</text:span></text:p>
      <text:p text:style-name="P4"><text:span text:style-name="T2"><text:tab/><text:tab/></text:span><text:span text:style-name="T4">{ </text:span></text:p>
      <text:p text:style-name="P4"><text:span text:style-name="T4"><text:tab/><text:tab/><text:tab/>“id”: _</text:span><text:span text:style-name="T18">id,</text:span></text:p>
      <text:p text:style-name="P4"><text:span text:style-name="T4"><text:tab/><text:tab/><text:tab/>“label”: _</text:span><text:span text:style-name="T18">label,</text:span></text:p>
      <text:p text:style-name="P83"><text:tab/><text:tab/><text:tab/>“active”: true/false,</text:p>
      <text:p text:style-name="P83"><text:tab/><text:tab/>}, … </text:p>
      <text:p text:style-name="P4"><text:span text:style-name="T4"><text:tab/></text:span><text:span text:style-name="T2">]</text:span></text:p>
      <text:p text:style-name="P24">}</text:p>
      <text:p text:style-name="P24"/>
      <text:p text:style-name="P10"><text:span text:style-name="T3">O</text:span><text:span text:style-name="T2">rder presentation:</text:span></text:p>
      <text:p text:style-name="P74">{</text:p>
      <text:p text:style-name="P74"><text:tab/>type: order</text:p>
      <text:p text:style-name="P74"><text:tab/>class:</text:p>
      <text:p text:style-name="P74"><text:tab/>id: ,</text:p>
      <text:p text:style-name="P74"><text:tab/>store: ,</text:p>
      <text:p text:style-name="P74"><text:tab/></text:p>
      <text:p text:style-name="P74">}</text:p>
      <text:p text:style-name="P85"/>
      <text:p text:style-name="P94"><text:span text:style-name="T52">Cookie format</text:span></text:p>
      <text:p text:style-name="P87">Product is stored as id?storage values, separated by &amp;.</text:p>
      <text:p text:style-name="P87">Example 4?19&amp;34?2 represents 2 products: first with storage=4 and id=19, second with storage=34 and id=2;</text:p>
      <text:p text:style-name="P86"/>
      <text:p text:style-name="P34"><text:span text:style-name="T34">Cookie n</text:span><text:span text:style-name="T33">ame with</text:span><text:span text:style-name="T34"> p</text:span><text:span text:style-name="T33">roducts to</text:span><text:span text:style-name="T34"> buy: </text:span><text:span text:style-name="T35">buy=…</text:span></text:p>
      <text:p text:style-name="P33"><text:span text:style-name="T2">Coockie with products to compare/video call: </text:span><text:span text:style-name="T35">compare=…</text:span><text:span text:style-name="T33"> </text:span></text:p>
      <text:p text:style-name="P88"/>
      <text:p text:style-name="P8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0-19T15:04:11.633000000</dc:date>
    <meta:editing-duration>P1DT1H41M4S</meta:editing-duration>
    <meta:editing-cycles>120</meta:editing-cycles>
    <meta:document-statistic meta:table-count="13" meta:image-count="0" meta:object-count="0" meta:page-count="6" meta:paragraph-count="250" meta:word-count="968" meta:character-count="6773" meta:non-whitespace-character-count="5955"/>
  </office:meta>
</office:document-meta>
</file>